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Text_20_body" style:list-style-name="L8">
      <style:paragraph-properties fo:margin-top="0cm" fo:margin-bottom="0cm"/>
    </style:style>
    <style:style style:name="P17" style:family="paragraph" style:parent-style-name="Text_20_body" style:list-style-name="L9">
      <style:paragraph-properties fo:margin-top="0cm" fo:margin-bottom="0cm"/>
    </style:style>
    <style:style style:name="P18" style:family="paragraph" style:parent-style-name="Text_20_body" style:list-style-name="L10">
      <style:paragraph-properties fo:margin-top="0cm" fo:margin-bottom="0cm"/>
    </style:style>
    <style:style style:name="P19" style:family="paragraph" style:parent-style-name="Text_20_body" style:list-style-name="L11">
      <style:paragraph-properties fo:margin-top="0cm" fo:margin-bottom="0cm"/>
    </style:style>
    <style:style style:name="P20" style:family="paragraph" style:parent-style-name="Text_20_body" style:list-style-name="L12">
      <style:paragraph-properties fo:margin-top="0cm" fo:margin-bottom="0cm"/>
    </style:style>
    <style:style style:name="P21" style:family="paragraph" style:parent-style-name="Text_20_body" style:list-style-name="L14">
      <style:paragraph-properties fo:margin-top="0cm" fo:margin-bottom="0cm"/>
    </style:style>
    <style:style style:name="P22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23" style:family="paragraph" style:parent-style-name="Preformatted_20_Text" style:list-style-name="L4"/>
    <style:style style:name="P24" style:family="paragraph" style:parent-style-name="Preformatted_20_Text" style:list-style-name="L6"/>
    <style:style style:name="P25" style:family="paragraph" style:parent-style-name="Preformatted_20_Text" style:list-style-name="L11"/>
    <style:style style:name="P26" style:family="paragraph" style:parent-style-name="Preformatted_20_Text" style:list-style-name="L13"/>
    <style:style style:name="P27" style:family="paragraph" style:parent-style-name="Preformatted_20_Text">
      <style:paragraph-properties style:writing-mode="lr-tb"/>
    </style:style>
    <style:style style:name="P28" style:family="paragraph" style:parent-style-name="Preformatted_20_Text" style:list-style-name="L4">
      <style:paragraph-properties style:writing-mode="lr-tb"/>
    </style:style>
    <style:style style:name="P29" style:family="paragraph" style:parent-style-name="Preformatted_20_Text" style:list-style-name="L11">
      <style:paragraph-properties style:writing-mode="lr-tb"/>
    </style:style>
    <style:style style:name="P30" style:family="paragraph" style:parent-style-name="Preformatted_20_Text">
      <style:paragraph-properties fo:margin-top="0cm" fo:margin-bottom="0.499cm" style:writing-mode="lr-tb"/>
    </style:style>
    <style:style style:name="P31" style:family="paragraph" style:parent-style-name="Preformatted_20_Text" style:list-style-name="L4">
      <style:paragraph-properties fo:margin-top="0cm" fo:margin-bottom="0.499cm" style:writing-mode="lr-tb"/>
    </style:style>
    <style:style style:name="P32" style:family="paragraph" style:parent-style-name="Preformatted_20_Text" style:list-style-name="L6">
      <style:paragraph-properties fo:margin-top="0cm" fo:margin-bottom="0.499cm" style:writing-mode="lr-tb"/>
    </style:style>
    <style:style style:name="P33" style:family="paragraph" style:parent-style-name="Preformatted_20_Text" style:list-style-name="L11">
      <style:paragraph-properties fo:margin-top="0cm" fo:margin-bottom="0.499cm" style:writing-mode="lr-tb"/>
    </style:style>
    <style:style style:name="P34" style:family="paragraph" style:parent-style-name="Preformatted_20_Text" style:list-style-name="L13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 are the <text:span text:style-name="Strong_20_Emphasis">most frequently used </text:span><text:span text:style-name="Strong_20_Emphasis"><text:span text:style-name="Source_20_Text">Set</text:span></text:span><text:span text:style-name="Strong_20_Emphasis"> methods</text:span> in Java, grouped by functionality:</text:p>
      <text:h text:style-name="Heading_20_3" text:outline-level="3"><text:span text:style-name="Strong_20_Emphasis">1. Add and Remove Elements</text:span></text:h>
      <text:h text:style-name="Heading_20_3" text:outline-level="3"><text:span text:style-name="Strong_20_Emphasis">2. Check for Elements</text:span></text:h>
      <text:h text:style-name="Heading_20_3" text:outline-level="3"><text:span text:style-name="Strong_20_Emphasis">3. Size and Empty Check</text:span></text:h>
      <text:h text:style-name="Heading_20_3" text:outline-level="3"><text:span text:style-name="Strong_20_Emphasis">4. Iteration and Stream Operations</text:span></text:h>
      <text:h text:style-name="Heading_20_3" text:outline-level="3"><text:span text:style-name="Strong_20_Emphasis">5. Bulk Operations</text:span></text:h>
      <text:h text:style-name="Heading_20_3" text:outline-level="3"><text:span text:style-name="Strong_20_Emphasis">6. Convert to Array or Other Collections</text:span></text:h>
      <text:h text:style-name="Heading_20_3" text:outline-level="3"><text:span text:style-name="Strong_20_Emphasis">7. Compare Sets</text:span></text:h>
      <text:list xml:id="list1366267329766585785" text:style-name="L7">
        <text:list-header>
          <text:p text:style-name="P15"><text:span text:style-name="Source_20_Text"/></text:p>
        </text:list-header>
      </text:list>
      <text:p text:style-name="Text_20_body"><text:span text:style-name="Strong_20_Emphasis">"Add, Check, Size, Iterate, Bulk, Convert, Compare."</text:span></text:p>
      <text:p text:style-name="Horizontal_20_Line"/>
      <text:h text:style-name="Heading_20_3" text:outline-level="3"><text:span text:style-name="Strong_20_Emphasis">Example Code</text:span>:</text:h>
      <text:p text:style-name="Preformatted_20_Text">java</text:p>
      <text:p text:style-name="Preformatted_20_Text">Copy code</text:p>
      <text:p text:style-name="P27"><text:span text:style-name="Source_20_Text">import java.util.HashSet;</text:span></text:p>
      <text:p text:style-name="P27"><text:span text:style-name="Source_20_Text">import java.util.Set;</text:span></text:p>
      <text:p text:style-name="P27"/>
      <text:p text:style-name="P27"><text:span text:style-name="Source_20_Text">public class SetExample {</text:span></text:p>
      <text:p text:style-name="P27"><text:span text:style-name="Source_20_Text"><text:s text:c="4"/>public static void main(String[] args) {</text:span></text:p>
      <text:p text:style-name="P27"><text:span text:style-name="Source_20_Text"><text:s text:c="8"/>Set&lt;String&gt; set = new HashSet&lt;&gt;();</text:span></text:p>
      <text:p text:style-name="P27"><text:span text:style-name="Source_20_Text"><text:s text:c="8"/></text:span></text:p>
      <text:p text:style-name="P27"><text:span text:style-name="Source_20_Text"><text:s text:c="8"/>// Add elements</text:span></text:p>
      <text:p text:style-name="P27"><text:span text:style-name="Source_20_Text"><text:s text:c="8"/>set.add("Apple");</text:span></text:p>
      <text:p text:style-name="P27"><text:span text:style-name="Source_20_Text"><text:s text:c="8"/>set.add("Banana");</text:span></text:p>
      <text:p text:style-name="P27"/>
      <text:p text:style-name="P27"><text:span text:style-name="Source_20_Text"><text:s text:c="8"/>// Check elements</text:span></text:p>
      <text:p text:style-name="P27"><text:span text:style-name="Source_20_Text"><text:s text:c="8"/>if (set.contains("Apple")) {</text:span></text:p>
      <text:p text:style-name="P27"><text:span text:style-name="Source_20_Text"><text:s text:c="12"/>System.out.println("Apple exists in the set.");</text:span></text:p>
      <text:p text:style-name="P27"><text:span text:style-name="Source_20_Text"><text:s text:c="8"/>}</text:span></text:p>
      <text:p text:style-name="P27"/>
      <text:p text:style-name="P27"><text:span text:style-name="Source_20_Text"><text:s text:c="8"/>// Iterate</text:span></text:p>
      <text:p text:style-name="P27"><text:span text:style-name="Source_20_Text"><text:s text:c="8"/>set.forEach(System.out::println);</text:span></text:p>
      <text:p text:style-name="P27"/>
      <text:p text:style-name="P27"><text:span text:style-name="Source_20_Text"><text:s text:c="8"/>// Remove element</text:span></text:p>
      <text:p text:style-name="P27"><text:span text:style-name="Source_20_Text"><text:s text:c="8"/>set.remove("Banana");</text:span></text:p>
      <text:p text:style-name="P27"/>
      <text:p text:style-name="P27"><text:span text:style-name="Source_20_Text"><text:s text:c="8"/>// Convert to array</text:span></text:p>
      <text:p text:style-name="P27"><text:span text:style-name="Source_20_Text"><text:s text:c="8"/>String[] array = set.toArray(new String[0]);</text:span></text:p>
      <text:p text:style-name="P27"><text:span text:style-name="Source_20_Text"><text:s text:c="4"/>}</text:span></text:p>
      <text:p text:style-name="P30"><text:span text:style-name="Source_20_Text">}</text:span></text:p>
      <text:p text:style-name="Text_20_body">Using this categorization makes it easier to identify and use <text:span text:style-name="Source_20_Text">Set</text:span> methods effectively in your projects.</text:p>
      <text:p text:style-name="Standard"><text:soft-page-break/></text:p>
      <text:p text:style-name="P22"/>
      <text:p text:style-name="Standard"/>
      <text:p text:style-name="Text_20_body">Here are the <text:span text:style-name="Strong_20_Emphasis">most frequently used </text:span><text:span text:style-name="Strong_20_Emphasis"><text:span text:style-name="Source_20_Text">Set</text:span></text:span><text:span text:style-name="Strong_20_Emphasis"> methods</text:span> in Java, grouped by functionality:</text:p>
      <text:p text:style-name="Horizontal_20_Line"/>
      <text:h text:style-name="Heading_20_3" text:outline-level="3"><text:span text:style-name="Strong_20_Emphasis">1. Add and Remove Elements</text:span></text:h>
      <text:list xml:id="list7911831887105647650" text:style-name="L8">
        <text:list-item>
          <text:p text:style-name="P16"><text:span text:style-name="Strong_20_Emphasis"><text:span text:style-name="Source_20_Text">add(E e)</text:span></text:span><text:line-break/>Adds the specified element to the set if it is not already present.<text:line-break/><text:span text:style-name="Strong_20_Emphasis">Example</text:span>: <text:span text:style-name="Source_20_Text">set.add("Apple");</text:span></text:p>
        </text:list-item>
        <text:list-item>
          <text:p text:style-name="P16"><text:span text:style-name="Strong_20_Emphasis"><text:span text:style-name="Source_20_Text">addAll(Collection&lt;? extends E&gt; c)</text:span></text:span><text:line-break/>Adds all elements from the specified collection to the set.<text:line-break/><text:span text:style-name="Strong_20_Emphasis">Example</text:span>: <text:span text:style-name="Source_20_Text">set.addAll(list);</text:span></text:p>
        </text:list-item>
        <text:list-item>
          <text:p text:style-name="P16"><text:span text:style-name="Strong_20_Emphasis"><text:span text:style-name="Source_20_Text">remove(Object o)</text:span></text:span><text:line-break/>Removes the specified element from the set.<text:line-break/><text:span text:style-name="Strong_20_Emphasis">Example</text:span>: <text:span text:style-name="Source_20_Text">set.remove("Apple");</text:span></text:p>
        </text:list-item>
        <text:list-item>
          <text:p text:style-name="P16"><text:span text:style-name="Strong_20_Emphasis"><text:span text:style-name="Source_20_Text">removeAll(Collection&lt;?&gt; c)</text:span></text:span><text:line-break/>Removes all elements in the specified collection from the set.<text:line-break/><text:span text:style-name="Strong_20_Emphasis">Example</text:span>: <text:span text:style-name="Source_20_Text">set.removeAll(list);</text:span></text:p>
        </text:list-item>
        <text:list-item>
          <text:p text:style-name="P6"><text:span text:style-name="Strong_20_Emphasis"><text:span text:style-name="Source_20_Text">clear()</text:span></text:span><text:line-break/>Removes all elements from the set.<text:line-break/><text:span text:style-name="Strong_20_Emphasis">Example</text:span>: <text:span text:style-name="Source_20_Text">set.clear();</text:span></text:p>
        </text:list-item>
      </text:list>
      <text:p text:style-name="Horizontal_20_Line"/>
      <text:h text:style-name="Heading_20_3" text:outline-level="3"><text:span text:style-name="Strong_20_Emphasis">2. Check for Elements</text:span></text:h>
      <text:list xml:id="list4478404749092711925" text:style-name="L9">
        <text:list-item>
          <text:p text:style-name="P17"><text:span text:style-name="Strong_20_Emphasis"><text:span text:style-name="Source_20_Text">contains(Object o)</text:span></text:span><text:line-break/>Checks if the set contains the specified element.<text:line-break/><text:span text:style-name="Strong_20_Emphasis">Example</text:span>: <text:span text:style-name="Source_20_Text">set.contains("Apple");</text:span></text:p>
        </text:list-item>
        <text:list-item>
          <text:p text:style-name="P7"><text:span text:style-name="Strong_20_Emphasis"><text:span text:style-name="Source_20_Text">containsAll(Collection&lt;?&gt; c)</text:span></text:span><text:line-break/>Checks if the set contains all elements of the specified collection.<text:line-break/><text:span text:style-name="Strong_20_Emphasis">Example</text:span>: <text:span text:style-name="Source_20_Text">set.containsAll(list);</text:span></text:p>
        </text:list-item>
      </text:list>
      <text:p text:style-name="Horizontal_20_Line"/>
      <text:h text:style-name="Heading_20_3" text:outline-level="3"><text:span text:style-name="Strong_20_Emphasis">3. Size and Empty Check</text:span></text:h>
      <text:list xml:id="list2431419431331306962" text:style-name="L10">
        <text:list-item>
          <text:p text:style-name="P18"><text:span text:style-name="Strong_20_Emphasis"><text:span text:style-name="Source_20_Text">size()</text:span></text:span><text:line-break/>Returns the number of elements in the set.<text:line-break/><text:span text:style-name="Strong_20_Emphasis">Example</text:span>: <text:span text:style-name="Source_20_Text">int count = set.size();</text:span></text:p>
        </text:list-item>
        <text:list-item>
          <text:p text:style-name="P8"><text:span text:style-name="Strong_20_Emphasis"><text:span text:style-name="Source_20_Text">isEmpty()</text:span></text:span><text:line-break/>Checks if the set is empty.<text:line-break/><text:span text:style-name="Strong_20_Emphasis">Example</text:span>: <text:span text:style-name="Source_20_Text">boolean empty = set.isEmpty();</text:span></text:p>
        </text:list-item>
      </text:list>
      <text:p text:style-name="Horizontal_20_Line"/>
      <text:h text:style-name="Heading_20_3" text:outline-level="3"><text:span text:style-name="Strong_20_Emphasis">4. Iteration and Stream Operations</text:span></text:h>
      <text:list xml:id="list3863269979292863333" text:style-name="L11">
        <text:list-item>
          <text:p text:style-name="P9"><text:span text:style-name="Strong_20_Emphasis"><text:span text:style-name="Source_20_Text">iterator()</text:span></text:span><text:line-break/><text:soft-page-break/>Returns an iterator to traverse the elements in the set.<text:line-break/><text:span text:style-name="Strong_20_Emphasis">Example</text:span>:</text:p>
          <text:p text:style-name="P25">java</text:p>
          <text:p text:style-name="P25">Copy code</text:p>
          <text:p text:style-name="P29"><text:span text:style-name="Source_20_Text">Iterator&lt;String&gt; it = set.iterator();</text:span></text:p>
          <text:p text:style-name="P29"><text:span text:style-name="Source_20_Text">while (it.hasNext()) {</text:span></text:p>
          <text:p text:style-name="P29"><text:span text:style-name="Source_20_Text"><text:s text:c="4"/>System.out.println(it.next());</text:span></text:p>
          <text:p text:style-name="P33"><text:span text:style-name="Source_20_Text">}</text:span></text:p>
        </text:list-item>
        <text:list-item>
          <text:p text:style-name="P19"><text:span text:style-name="Strong_20_Emphasis"><text:span text:style-name="Source_20_Text">forEach(Consumer&lt;? super E&gt; action)</text:span></text:span><text:line-break/>Performs the given action for each element in the set.<text:line-break/><text:span text:style-name="Strong_20_Emphasis">Example</text:span>: <text:span text:style-name="Source_20_Text">set.forEach(System.out::println);</text:span></text:p>
        </text:list-item>
        <text:list-item>
          <text:p text:style-name="P9"><text:span text:style-name="Strong_20_Emphasis"><text:span text:style-name="Source_20_Text">stream()</text:span></text:span><text:line-break/>Returns a sequential stream of the set's elements.<text:line-break/><text:span text:style-name="Strong_20_Emphasis">Example</text:span>:</text:p>
          <text:p text:style-name="P25">java</text:p>
          <text:p text:style-name="P25">Copy code</text:p>
          <text:p text:style-name="P33"><text:span text:style-name="Source_20_Text">set.stream().filter(e -&gt; e.startsWith("A")).forEach(System.out::println);</text:span></text:p>
        </text:list-item>
      </text:list>
      <text:p text:style-name="Horizontal_20_Line"/>
      <text:h text:style-name="Heading_20_3" text:outline-level="3"><text:span text:style-name="Strong_20_Emphasis">5. Bulk Operations</text:span></text:h>
      <text:list xml:id="list7411169180429522232" text:style-name="L12">
        <text:list-item>
          <text:p text:style-name="P20"><text:span text:style-name="Strong_20_Emphasis"><text:span text:style-name="Source_20_Text">retainAll(Collection&lt;?&gt; c)</text:span></text:span><text:line-break/>Retains only the elements in the set that are also in the specified collection.<text:line-break/><text:span text:style-name="Strong_20_Emphasis">Example</text:span>: <text:span text:style-name="Source_20_Text">set.retainAll(list);</text:span></text:p>
        </text:list-item>
        <text:list-item>
          <text:p text:style-name="P10"><text:span text:style-name="Strong_20_Emphasis"><text:span text:style-name="Source_20_Text">removeAll(Collection&lt;?&gt; c)</text:span></text:span><text:line-break/>Removes all elements in the specified collection from the set.<text:line-break/><text:span text:style-name="Strong_20_Emphasis">Example</text:span>: <text:span text:style-name="Source_20_Text">set.removeAll(list);</text:span></text:p>
        </text:list-item>
      </text:list>
      <text:p text:style-name="Horizontal_20_Line"/>
      <text:h text:style-name="Heading_20_3" text:outline-level="3"><text:span text:style-name="Strong_20_Emphasis">6. Convert to Array or Other Collections</text:span></text:h>
      <text:list xml:id="list5121968715847535546" text:style-name="L13">
        <text:list-item>
          <text:p text:style-name="P11"><text:span text:style-name="Strong_20_Emphasis"><text:span text:style-name="Source_20_Text">toArray()</text:span></text:span><text:line-break/>Converts the set to an array.<text:line-break/><text:span text:style-name="Strong_20_Emphasis">Example</text:span>:</text:p>
          <text:p text:style-name="P26">java</text:p>
          <text:p text:style-name="P26">Copy code</text:p>
          <text:p text:style-name="P34"><text:span text:style-name="Source_20_Text">Object[] array = set.toArray();</text:span></text:p>
        </text:list-item>
        <text:list-item>
          <text:p text:style-name="P11"><text:span text:style-name="Strong_20_Emphasis"><text:span text:style-name="Source_20_Text">toArray(T[] a)</text:span></text:span><text:line-break/>Converts the set to a typed array.<text:line-break/><text:span text:style-name="Strong_20_Emphasis">Example</text:span>:</text:p>
          <text:p text:style-name="P26">java</text:p>
          <text:p text:style-name="P26">Copy code</text:p>
          <text:p text:style-name="P34"><text:span text:style-name="Source_20_Text">String[] array = set.toArray(new String[0]);</text:span></text:p>
        </text:list-item>
      </text:list>
      <text:p text:style-name="Horizontal_20_Line"/>
      <text:h text:style-name="Heading_20_3" text:outline-level="3"><text:span text:style-name="Strong_20_Emphasis">7. Compare Sets</text:span></text:h>
      <text:list xml:id="list3380296834233675460" text:style-name="L14">
        <text:list-item>
          <text:p text:style-name="P21"><text:span text:style-name="Strong_20_Emphasis"><text:span text:style-name="Source_20_Text">equals(Object o)</text:span></text:span><text:line-break/><text:soft-page-break/>Checks if this set is equal to another set.<text:line-break/><text:span text:style-name="Strong_20_Emphasis">Example</text:span>: <text:span text:style-name="Source_20_Text">boolean isEqual = set1.equals(set2);</text:span></text:p>
        </text:list-item>
        <text:list-item>
          <text:p text:style-name="P12"><text:span text:style-name="Strong_20_Emphasis"><text:span text:style-name="Source_20_Text">hashCode()</text:span></text:span><text:line-break/>Returns the hash code value for the set.<text:line-break/><text:span text:style-name="Strong_20_Emphasis">Example</text:span>: <text:span text:style-name="Source_20_Text">int hash = set.hashCode();</text:span></text:p>
        </text:list-item>
      </text:list>
      <text:p text:style-name="Horizontal_20_Line"/>
      <text:h text:style-name="Heading_20_3" text:outline-level="3">Mnemonic to Remember Groups:</text:h>
      <text:p text:style-name="Text_20_body"><text:span text:style-name="Strong_20_Emphasis">"Add, Check, Size, Iterate, Bulk, Convert, Compare."</text:span></text:p>
      <text:p text:style-name="Horizontal_20_Line"/>
      <text:h text:style-name="Heading_20_3" text:outline-level="3"><text:span text:style-name="Strong_20_Emphasis">Example Code</text:span>:</text:h>
      <text:p text:style-name="Preformatted_20_Text">java</text:p>
      <text:p text:style-name="Preformatted_20_Text">Copy code</text:p>
      <text:p text:style-name="P27"><text:span text:style-name="Source_20_Text">import java.util.HashSet;</text:span></text:p>
      <text:p text:style-name="P27"><text:span text:style-name="Source_20_Text">import java.util.Set;</text:span></text:p>
      <text:p text:style-name="P27"/>
      <text:p text:style-name="P27"><text:span text:style-name="Source_20_Text">public class SetExample {</text:span></text:p>
      <text:p text:style-name="P27"><text:span text:style-name="Source_20_Text"><text:s text:c="4"/>public static void main(String[] args) {</text:span></text:p>
      <text:p text:style-name="P27"><text:span text:style-name="Source_20_Text"><text:s text:c="8"/>Set&lt;String&gt; set = new HashSet&lt;&gt;();</text:span></text:p>
      <text:p text:style-name="P27"><text:span text:style-name="Source_20_Text"><text:s text:c="8"/></text:span></text:p>
      <text:p text:style-name="P27"><text:span text:style-name="Source_20_Text"><text:s text:c="8"/>// Add elements</text:span></text:p>
      <text:p text:style-name="P27"><text:span text:style-name="Source_20_Text"><text:s text:c="8"/>set.add("Apple");</text:span></text:p>
      <text:p text:style-name="P27"><text:span text:style-name="Source_20_Text"><text:s text:c="8"/>set.add("Banana");</text:span></text:p>
      <text:p text:style-name="P27"/>
      <text:p text:style-name="P27"><text:span text:style-name="Source_20_Text"><text:s text:c="8"/>// Check elements</text:span></text:p>
      <text:p text:style-name="P27"><text:span text:style-name="Source_20_Text"><text:s text:c="8"/>if (set.contains("Apple")) {</text:span></text:p>
      <text:p text:style-name="P27"><text:span text:style-name="Source_20_Text"><text:s text:c="12"/>System.out.println("Apple exists in the set.");</text:span></text:p>
      <text:p text:style-name="P27"><text:span text:style-name="Source_20_Text"><text:s text:c="8"/>}</text:span></text:p>
      <text:p text:style-name="P27"/>
      <text:p text:style-name="P27"><text:span text:style-name="Source_20_Text"><text:s text:c="8"/>// Iterate</text:span></text:p>
      <text:p text:style-name="P27"><text:span text:style-name="Source_20_Text"><text:s text:c="8"/>set.forEach(System.out::println);</text:span></text:p>
      <text:p text:style-name="P27"/>
      <text:p text:style-name="P27"><text:span text:style-name="Source_20_Text"><text:s text:c="8"/>// Remove element</text:span></text:p>
      <text:p text:style-name="P27"><text:span text:style-name="Source_20_Text"><text:s text:c="8"/>set.remove("Banana");</text:span></text:p>
      <text:p text:style-name="P27"/>
      <text:p text:style-name="P27"><text:span text:style-name="Source_20_Text"><text:s text:c="8"/>// Convert to array</text:span></text:p>
      <text:p text:style-name="P27"><text:span text:style-name="Source_20_Text"><text:s text:c="8"/>String[] array = set.toArray(new String[0]);</text:span></text:p>
      <text:p text:style-name="P27"><text:span text:style-name="Source_20_Text"><text:s text:c="4"/>}</text:span></text:p>
      <text:p text:style-name="P30"><text:span text:style-name="Source_20_Text">}</text:span></text:p>
      <text:p text:style-name="Text_20_body">Using this categorization makes it easier to identify and use <text:span text:style-name="Source_20_Text">Set</text:span> methods effectively in your projec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6M34S</meta:editing-duration>
    <meta:editing-cycles>6</meta:editing-cycles>
    <meta:generator>OpenOffice/4.1.11$Win32 OpenOffice.org_project/4111m1$Build-9808</meta:generator>
    <dc:date>2024-12-13T08:20:47.66</dc:date>
    <dc:creator>sateesh </dc:creator>
    <meta:document-statistic meta:table-count="0" meta:image-count="0" meta:object-count="0" meta:page-count="4" meta:paragraph-count="102" meta:word-count="562" meta:character-count="4078"/>
    <meta:user-defined meta:name="Info 1"/>
    <meta:user-defined meta:name="Info 2"/>
    <meta:user-defined meta:name="Info 3"/>
    <meta:user-defined meta:name="Info 4"/>
  </office:meta>
</office:document-meta>
</file>